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c05de" officeooo:paragraph-rsid="000c05d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91b5c" officeooo:paragraph-rsid="00091b5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7pt" fo:font-weight="bold" style:font-size-asian="6.0999999046325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7pt" fo:font-weight="normal" officeooo:rsid="00091b5c" officeooo:paragraph-rsid="00091b5c" style:font-size-asian="6.09999990463257pt" style:font-weight-asian="normal" style:font-size-complex="7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91b5c" officeooo:paragraph-rsid="00091b5c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Palatino Linotype" fo:font-size="14pt" fo:font-weight="bold" officeooo:paragraph-rsid="000c05de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Palatino Linotype" fo:font-size="14pt" fo:font-weight="bold" officeooo:rsid="000c89fd" officeooo:paragraph-rsid="000c89f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4pt" fo:font-weight="bold" officeooo:rsid="000c89fd" officeooo:paragraph-rsid="000c89f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Palatino Linotype" fo:font-weight="bold" officeooo:paragraph-rsid="000c05de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Palatino Linotype" fo:font-weight="bold" officeooo:rsid="000c05de" officeooo:paragraph-rsid="000c05de" style:font-weight-asian="bold" style:font-weight-complex="bold"/>
    </style:style>
    <style:style style:name="T1" style:family="text">
      <style:text-properties officeooo:rsid="000c05de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" fo:font-size="16pt" fo:font-weight="bold" officeooo:rsid="000c05de" style:font-size-asian="16pt" style:font-weight-asian="bold" style:font-size-complex="16pt" style:font-weight-complex="bold"/>
    </style:style>
    <style:style style:name="T5" style:family="text">
      <style:text-properties style:font-name="Times New Roman" fo:font-size="16pt" officeooo:rsid="000c05de" style:font-size-asian="16pt" style:font-size-complex="16pt"/>
    </style:style>
    <style:style style:name="T6" style:family="text">
      <style:text-properties style:font-name="Times New Roman" officeooo:rsid="000c05de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c05de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0c05de" style:font-size-asian="16pt" style:font-size-complex="16pt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91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Proyecto Final CFGS Desarrollo de Aplicaciones Multiplataforma </text:p>
      <text:p text:style-name="P5"/>
      <text:p text:style-name="P7">Alba Almoril Benito</text:p>
      <text:p text:style-name="P6"/>
      <text:p text:style-name="P7">2024 – 202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/></text:p>
      <text:list xml:id="list1455201893" text:style-name="L1">
        <text:list-item>
          <text:p text:style-name="P11"><text:soft-page-break/><text:span text:style-name="T10">Introducción</text:span></text:p>
          <text:list>
            <text:list-item>
              <text:p text:style-name="P8"><text:span text:style-name="T1">Origen</text:span></text:p>
            </text:list-item>
            <text:list-item>
              <text:p text:style-name="P9">Motivación</text:p>
            </text:list-item>
          </text:list>
        </text:list-item>
      </text:list>
      <text:p text:style-name="P10"/>
      <text:list xml:id="list190922536888771" text:continue-numbering="true" text:style-name="L1">
        <text:list-item>
          <text:p text:style-name="P12"><text:span text:style-name="T9">Contextualización</text:span></text:p>
          <text:list>
            <text:list-item>
              <text:p text:style-name="P9">Necesidad</text:p>
            </text:list-item>
            <text:list-item>
              <text:p text:style-name="P9">Objetiv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4-21T17:40:38.443000000</meta:creation-date>
    <dc:date>2025-04-21T19:09:21.945000000</dc:date>
    <meta:editing-duration>PT48M12S</meta:editing-duration>
    <meta:editing-cycles>2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9" meta:word-count="24" meta:character-count="181" meta:non-whitespace-character-count="158"/>
  </office:meta>
</office:document-meta>
</file>